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angal1" svg:font-family="Mangal"/>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a2f2c"/>
    </style:style>
    <style:style style:name="P2" style:family="paragraph" style:parent-style-name="Standard">
      <style:text-properties style:font-name="Verdana" officeooo:paragraph-rsid="00094f3f"/>
    </style:style>
    <style:style style:name="P3" style:family="paragraph" style:parent-style-name="Standard">
      <style:text-properties style:font-name="Verdana" fo:font-size="10pt" fo:font-weight="bold" officeooo:paragraph-rsid="00094f3f" style:font-size-asian="10pt" style:font-weight-asian="bold" style:font-size-complex="10pt" style:font-weight-complex="bold"/>
    </style:style>
    <style:style style:name="P4" style:family="paragraph" style:parent-style-name="Standard">
      <style:text-properties style:font-name="Verdana" fo:font-size="10pt" officeooo:paragraph-rsid="00094f3f" style:font-size-asian="10pt" style:font-size-complex="10pt"/>
    </style:style>
    <style:style style:name="P5" style:family="paragraph" style:parent-style-name="Standard">
      <style:text-properties style:font-name="Verdana" fo:font-size="10pt" officeooo:paragraph-rsid="000c39d0" style:font-size-asian="10pt" style:font-size-complex="10pt"/>
    </style:style>
    <style:style style:name="P6" style:family="paragraph" style:parent-style-name="Standard">
      <style:text-properties style:font-name="Verdana" fo:font-size="10pt" officeooo:paragraph-rsid="000db8d3" style:font-size-asian="10pt" style:font-size-complex="10pt"/>
    </style:style>
    <style:style style:name="P7" style:family="paragraph" style:parent-style-name="Standard">
      <style:text-properties style:font-name="Verdana" fo:font-size="10pt" officeooo:rsid="000db8d3" officeooo:paragraph-rsid="000db8d3" style:font-size-asian="10pt" style:font-size-complex="10pt"/>
    </style:style>
    <style:style style:name="P8" style:family="paragraph" style:parent-style-name="Standard">
      <style:text-properties style:font-name="Verdana" fo:font-size="10pt" officeooo:rsid="00094f3f" officeooo:paragraph-rsid="00094f3f" style:font-size-asian="10pt" style:font-size-complex="10pt"/>
    </style:style>
    <style:style style:name="P9" style:family="paragraph" style:parent-style-name="Standard">
      <style:text-properties style:font-name="Verdana" fo:font-size="10pt" officeooo:rsid="001a6189" officeooo:paragraph-rsid="001a6189" style:font-size-asian="10pt" style:font-size-complex="10pt"/>
    </style:style>
    <style:style style:name="P10" style:family="paragraph" style:parent-style-name="Standard">
      <style:text-properties style:font-name="Verdana" fo:font-size="13pt" fo:font-weight="bold" officeooo:rsid="000a2f2c" officeooo:paragraph-rsid="000a2f2c" style:font-size-asian="13pt" style:font-weight-asian="bold" style:font-size-complex="13pt" style:font-weight-complex="bold"/>
    </style:style>
    <style:style style:name="P11" style:family="paragraph" style:parent-style-name="Standard">
      <style:text-properties style:font-name="Verdana" fo:font-size="13pt" fo:font-weight="bold" officeooo:paragraph-rsid="00094f3f" style:font-size-asian="13pt" style:font-weight-asian="bold" style:font-size-complex="13pt" style:font-weight-complex="bold"/>
    </style:style>
    <style:style style:name="P12" style:family="paragraph" style:parent-style-name="Standard">
      <style:text-properties style:font-name="Verdana" fo:font-size="13pt" fo:font-weight="bold" officeooo:rsid="000c822a" officeooo:paragraph-rsid="000c822a" style:font-size-asian="13pt" style:font-weight-asian="bold" style:font-size-complex="13pt" style:font-weight-complex="bold"/>
    </style:style>
    <style:style style:name="P13" style:family="paragraph" style:parent-style-name="Standard">
      <style:text-properties style:font-name="Verdana" fo:font-size="13pt" officeooo:paragraph-rsid="000c822a" style:font-size-asian="13pt" style:font-size-complex="13pt"/>
    </style:style>
    <style:style style:name="P14" style:family="paragraph" style:parent-style-name="Standard">
      <style:paragraph-properties fo:text-align="center" style:justify-single-word="false"/>
      <style:text-properties style:font-name="Verdana" fo:font-size="26pt" fo:font-weight="bold" officeooo:paragraph-rsid="00094f3f" style:font-size-asian="26pt" style:font-weight-asian="bold" style:font-size-complex="26pt" style:font-weight-complex="bold"/>
    </style:style>
    <style:style style:name="P15" style:family="paragraph" style:parent-style-name="Standard">
      <style:paragraph-properties fo:text-align="center" style:justify-single-word="false"/>
      <style:text-properties style:font-name="Verdana" officeooo:paragraph-rsid="00094f3f"/>
    </style:style>
    <style:style style:name="P16" style:family="paragraph" style:parent-style-name="Standard">
      <style:paragraph-properties fo:text-align="center" style:justify-single-word="false"/>
      <style:text-properties style:font-name="Verdana" officeooo:paragraph-rsid="000a2f2c"/>
    </style:style>
    <style:style style:name="T1" style:family="text">
      <style:text-properties fo:font-weight="bold" officeooo:rsid="000c822a" style:font-weight-asian="bold" style:font-weight-complex="bold"/>
    </style:style>
    <style:style style:name="T2" style:family="text">
      <style:text-properties officeooo:rsid="000c17d3"/>
    </style:style>
    <style:style style:name="T3" style:family="text">
      <style:text-properties officeooo:rsid="000a2f2c"/>
    </style:style>
    <style:style style:name="T4" style:family="text">
      <style:text-properties fo:font-size="22pt" style:font-size-asian="22pt" style:font-size-complex="22pt"/>
    </style:style>
    <style:style style:name="T5" style:family="text">
      <style:text-properties officeooo:rsid="000bba3e"/>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officeooo:rsid="000c39d0"/>
    </style:style>
    <style:style style:name="T8" style:family="text">
      <style:text-properties style:font-name="Verdana"/>
    </style:style>
    <style:style style:name="T9" style:family="text">
      <style:text-properties style:font-name="Verdana" officeooo:rsid="000a2f2c"/>
    </style:style>
    <style:style style:name="T10" style:family="text">
      <style:text-properties style:font-name="Verdana" officeooo:rsid="001c9b83"/>
    </style:style>
    <style:style style:name="T11" style:family="text">
      <style:text-properties officeooo:rsid="000c39d0"/>
    </style:style>
    <style:style style:name="T12" style:family="text">
      <style:text-properties officeooo:rsid="000db8d3"/>
    </style:style>
    <style:style style:name="T13" style:family="text">
      <style:text-properties officeooo:rsid="000f9814"/>
    </style:style>
    <style:style style:name="T14" style:family="text">
      <style:text-properties officeooo:rsid="001a6189"/>
    </style:style>
    <style:style style:name="T15" style:family="text">
      <style:text-properties officeooo:rsid="001c9b83"/>
    </style:style>
    <style:style style:name="T16" style:family="text">
      <style:text-properties officeooo:rsid="001e897b"/>
    </style:style>
    <style:style style:name="T17" style:family="text">
      <style:text-properties officeooo:rsid="00207d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Jakub Olszak</text:p>
      <text:p text:style-name="P15"/>
      <text:p text:style-name="P1"><text:span text:style-name="T10">+</text:span><text:span text:style-name="T9">48 </text:span><text:span text:style-name="T8">664 983 020, </text:span><text:a xlink:type="simple" xlink:href="mailto:jakubolszak@vp.pl"><text:span text:style-name="T8">jakubolszak@vp.pl</text:span></text:a><text:span text:style-name="T8">, 28.09.1984</text:span></text:p>
      <text:p text:style-name="P16">ul. Wyspia<text:span text:style-name="T15">n</text:span>skiego 3/14, 97-300 Piotrk<text:span text:style-name="T15">o</text:span>w Trybunalski</text:p>
      <text:p text:style-name="P2"/>
      <text:p text:style-name="P2"/>
      <text:p text:style-name="P10">PROFESSIONAL EXPERIENCE</text:p>
      <text:p text:style-name="P3"/>
      <text:p text:style-name="P4">09.2007 – 08.2012 - Zespół Szkół w Srocku <text:span text:style-name="T3">(Education School Complex in Srock)</text:span></text:p>
      <text:p text:style-name="P4"/>
      <text:p text:style-name="P4">10.2010 – 07.2011 - Centrum Języka Angielskiego COLUMBUS <text:span text:style-name="T3">(English Language Center <text:tab/><text:tab/><text:tab/><text:tab/> COLUMBUS)</text:span></text:p>
      <text:p text:style-name="P4"/>
      <text:p text:style-name="P4">12.2008 – 06.2009 - Uniwersytet Humanistyczno-Przyrodniczy Jana Kochanowskiego w <text:s/><text:tab/><text:tab/><text:tab/><text:tab/> Kielcach Filia w Piotrkowie Trybunalskim <text:span text:style-name="T5">(</text:span><text:span text:style-name="T6">The Jan Kochanowski University <text:tab/><text:tab/><text:tab/> in Kielce, Branch at Piotrkow Trybunalski</text:span><text:span text:style-name="T5">)</text:span></text:p>
      <text:p text:style-name="P4"/>
      <text:p text:style-name="P5">09.2007 – 08.2009 - Gimnazjum im. Kardynała Stefana Wyszyńskiego w Wodzinie Prywatnym <text:tab/><text:tab/><text:tab/><text:span text:style-name="T11">(The Stefan Wyszynski Lower Secondary School in Wodzin Prywatny)</text:span></text:p>
      <text:p text:style-name="P4"/>
      <text:p text:style-name="P4">09.2007 – 06.2008 - Prywatne Zaoczne Uzupełniające Liceum Ogólnokształcące dla Dorosłych <text:tab/><text:tab/><text:tab/> w Skrzyńsku<text:span text:style-name="T11">(Private Supplementary High School for Adults in Skrzynsko)</text:span></text:p>
      <text:p text:style-name="P4"/>
      <text:p text:style-name="P4">02.2007 – 08.2007 - Publiczne Gimnazjum w Dąbrowie n<text:span text:style-name="T17">ad </text:span>Czarną <text:span text:style-name="T5">(Public Lower Secondary <text:tab/><text:tab/><text:tab/> School in Dabrowa-upon-Czarna)</text:span></text:p>
      <text:p text:style-name="P4"/>
      <text:p text:style-name="P11"><text:span text:style-name="T11">EDUCATION</text:span></text:p>
      <text:p text:style-name="P4"/>
      <text:p text:style-name="P6">2012 – <text:span text:style-name="T11">now - </text:span>Społeczna Akademia Nauk <text:span text:style-name="T2">w Łodzi (University od Social Sciences in Lodz, Faculty <text:tab/><text:tab/>of Computer Studies), field of study: programming technologies</text:span></text:p>
      <text:p text:style-name="P4"/>
      <text:p text:style-name="P6">2006 – 2008 - Społeczna Wyższa Szkoła Przedsiębiorczości i Zarządzania w Łodzi <text:span text:style-name="T12">(University of <text:tab/><text:tab/> Social Sciences in Lodz, Faculty of English Philology),</text:span> <text:span text:style-name="T12">obtained a Master degree <text:tab/><text:tab/> in English Philology</text:span></text:p>
      <text:p text:style-name="P4"/>
      <text:p text:style-name="P5">2003 – 2006 - Akademia Świętokrzyska im. Jana Kochanowskiego w Kielcach Filia w Piotrkowie <text:tab/><text:tab/> Trybunalskim <text:span text:style-name="T11">(</text:span><text:span text:style-name="T7">The Jan Kochanowski University in Kielce, Branch at Piotrkow <text:tab/><text:tab/> Trybunalski</text:span><text:span text:style-name="T11">), obtained a Bachelor degree in English Philology</text:span></text:p>
      <text:p text:style-name="P4"/>
      <text:p text:style-name="P13"><text:span text:style-name="T1">COURSES AND TRAINING</text:span></text:p>
      <text:p text:style-name="P12"/>
      <text:p text:style-name="P4"><text:span text:style-name="T12">SQL Basic</text:span></text:p>
      <text:p text:style-name="P7">SQL Advanced</text:p>
      <text:p text:style-name="P7">Java Basic+ <text:span text:style-name="T14">(November 2014)</text:span></text:p>
      <text:p text:style-name="P9">Oracle Certified Associate, Java SE 7 Programmer, 1Z0-803 (January 2015)</text:p>
      <text:p text:style-name="P9">Oracle Certified Professional, Java SE 7 Programmer, 1Z0-804 (June 2015)</text:p>
      <text:p text:style-name="P7"/>
      <text:p text:style-name="P4"><text:s/></text:p>
      <text:p text:style-name="P12">HOBBIES AND INTERESTS</text:p>
      <text:p text:style-name="P12"/>
      <text:p text:style-name="P4"><text:span text:style-name="T16">Japan, English literature, volleyball, bodybuilding, psychology</text:span></text:p>
      <text:p text:style-name="P8"/>
      <text:p text:style-name="P8">I agree to have my personal data processed for any purposes necessary to the recruitment process in accordance with the Personal Data Protection Act of 29 August 1997, Dz. U., No. 133 item 8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Mangal1" svg:font-family="Mangal"/>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17:45:10.222000000</meta:creation-date>
    <dc:date>2014-11-14T19:15:14.708000000</dc:date>
    <meta:editing-duration>PT1H28M38S</meta:editing-duration>
    <meta:editing-cycles>19</meta:editing-cycles>
    <meta:generator>LibreOffice/4.2.6.3$Windows_x86 LibreOffice_project/3fd416d4c6db7d3204c17ce57a1d70f6e531ee21</meta:generator>
    <meta:document-statistic meta:table-count="0" meta:image-count="0" meta:object-count="0" meta:page-count="1" meta:paragraph-count="24" meta:word-count="273" meta:character-count="2037" meta:non-whitespace-character-count="1737"/>
  </office:meta>
</office:document-meta>
</file>